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solid" svg:stroke-color="#000000" draw:fill="none" draw:fill-color="#ffffff" fo:min-height="2.122cm"/>
    </style:style>
    <style:style style:name="gr3" style:family="graphic" style:parent-style-name="objectwithoutfill">
      <style:graphic-properties draw:stroke="dash" draw:stroke-dash="Ultrafine_20_2_20_Dots_20_3_20_Dashes"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solid" svg:stroke-color="#000000" draw:fill="none" draw:fill-color="#ffffff" fo:min-height="1.528cm"/>
    </style:style>
    <style:style style:name="gr6" style:family="graphic" style:parent-style-name="standard">
      <style:graphic-properties draw:stroke="solid" svg:stroke-color="#000000" draw:fill="none" draw:fill-color="#ffffff" fo:min-height="0.813cm"/>
    </style:style>
    <style:style style:name="P1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3.601cm" svg:height="1.558cm" svg:x="9.952cm" svg:y="5.594cm">
          <text:p text:style-name="P1"><text:span text:style-name="T1">U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xml:id="id1" draw:id="id1" draw:layer="layout" svg:width="4.18cm" svg:height="3.095cm" svg:x="14.6cm" svg:y="3.366cm">
          <draw:text-box>
            <text:p>Views</text:p>
            <text:p>Editors</text:p>
            <text:p>Perspectives</text:p>
            <text:p>Workbench</text:p>
          </draw:text-box>
        </draw:frame>
        <draw:connector draw:style-name="gr3" draw:text-style-name="P2" draw:layer="layout" draw:type="curve" svg:x1="14.6cm" svg:y1="4.913cm" svg:x2="13.553cm" svg:y2="6.373cm" draw:start-shape="id1" draw:start-glue-point="3" draw:end-shape="id2" draw:end-glue-point="10" svg:d="m14600 4913c-784 0-261 1460-1047 1460">
          <text:p/>
        </draw:connector>
        <draw:custom-shape draw:style-name="gr1" draw:text-style-name="P1" xml:id="id3" draw:id="id3" draw:layer="layout" svg:width="3.601cm" svg:height="1.557cm" svg:x="7.713cm" svg:y="8.32cm">
          <text:p text:style-name="P1"><text:span text:style-name="T1">Equino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6.051cm" svg:height="1.655cm" svg:x="6.252cm" svg:y="11.24cm">
          <text:p text:style-name="P1"><text:span text:style-name="T1">Standard OSG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curve" svg:x1="10.479cm" svg:y1="6.924cm" svg:x2="9.513cm" svg:y2="8.32cm" draw:start-shape="id2" draw:start-glue-point="7" draw:end-shape="id3" draw:end-glue-point="4" svg:d="m10479 6924c0 1218-966 520-966 1396">
          <text:p/>
        </draw:connector>
        <draw:connector draw:style-name="gr4" draw:text-style-name="P2" draw:layer="layout" draw:type="curve" svg:x1="9.513cm" svg:y1="9.877cm" svg:x2="9.278cm" svg:y2="11.24cm" draw:start-shape="id3" draw:start-glue-point="8" draw:end-shape="id4" draw:end-glue-point="4" svg:d="m9513 9877c0 1021-235 340-235 1363">
          <text:p/>
        </draw:connector>
        <draw:custom-shape draw:style-name="gr1" draw:text-style-name="P1" xml:id="id5" draw:id="id5" draw:layer="layout" svg:width="3.602cm" svg:height="1.558cm" svg:x="12.288cm" svg:y="8.417cm">
          <text:p text:style-name="P1"><text:span text:style-name="T1">JFa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3.601cm" svg:height="1.558cm" svg:x="13.274cm" svg:y="11.126cm">
          <text:p text:style-name="P1"><text:span text:style-name="T1">SW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curve" svg:x1="13.026cm" svg:y1="6.924cm" svg:x2="14.089cm" svg:y2="8.417cm" draw:start-shape="id2" draw:start-glue-point="9" draw:end-shape="id5" draw:end-glue-point="4" svg:d="m13026 6924c0 1291 1063 545 1063 1493">
          <text:p/>
        </draw:connector>
        <draw:connector draw:style-name="gr4" draw:text-style-name="P2" draw:layer="layout" draw:type="curve" svg:x1="14.089cm" svg:y1="9.975cm" svg:x2="15.074cm" svg:y2="11.126cm" draw:start-shape="id5" draw:start-glue-point="8" draw:end-shape="id6" draw:end-glue-point="4" svg:d="m14089 9975c0 864 985 289 985 1151">
          <text:p/>
        </draw:connector>
        <draw:frame draw:style-name="gr5" xml:id="id7" draw:id="id7" draw:layer="layout" svg:width="3.936cm" svg:height="1.778cm" svg:x="1cm" svg:y="11.033cm">
          <draw:text-box>
            <text:p>Bundles</text:p>
            <text:p>Services</text:p>
          </draw:text-box>
        </draw:frame>
        <draw:connector draw:style-name="gr3" draw:text-style-name="P2" draw:layer="layout" draw:type="curve" svg:x1="4.936cm" svg:y1="11.922cm" svg:x2="6.252cm" svg:y2="12.067cm" draw:start-shape="id7" draw:start-glue-point="1" draw:end-shape="id4" draw:end-glue-point="6" svg:d="m4936 11922c987 0 329 145 1316 145">
          <text:p/>
        </draw:connector>
        <draw:frame draw:style-name="gr5" xml:id="id8" draw:id="id8" draw:layer="layout" svg:width="3.936cm" svg:height="2.384cm" svg:x="2.27cm" svg:y="7.096cm">
          <draw:text-box>
            <text:p>Extensions</text:p>
            <text:p>Applications</text:p>
            <text:p>Products</text:p>
          </draw:text-box>
        </draw:frame>
        <draw:connector draw:style-name="gr3" draw:text-style-name="P2" draw:layer="layout" draw:type="curve" svg:x1="6.206cm" svg:y1="8.288cm" svg:x2="7.713cm" svg:y2="9.098cm" draw:start-shape="id8" draw:start-glue-point="1" draw:end-shape="id3" svg:d="m6206 8288c1129 0 376 810 1507 810">
          <text:p/>
        </draw:connector>
        <draw:frame draw:style-name="gr2" xml:id="id9" draw:id="id9" draw:layer="layout" svg:width="3.937cm" svg:height="3.095cm" svg:x="16.621cm" svg:y="6.795cm">
          <draw:text-box>
            <text:p>Actions</text:p>
            <text:p>Viewers</text:p>
            <text:p>Wizards</text:p>
            <text:p>Databinding</text:p>
          </draw:text-box>
        </draw:frame>
        <draw:connector draw:style-name="gr3" draw:text-style-name="P2" draw:layer="layout" draw:type="curve" svg:x1="16.621cm" svg:y1="8.342cm" svg:x2="15.363cm" svg:y2="8.645cm" draw:start-shape="id9" draw:start-glue-point="3" draw:end-shape="id5" draw:end-glue-point="11" svg:d="m16621 8342c-839 0-1258 101-1258 303">
          <text:p/>
        </draw:connector>
        <draw:frame draw:style-name="gr6" xml:id="id10" draw:id="id10" draw:layer="layout" svg:width="3.048cm" svg:height="1.063cm" svg:x="17.764cm" svg:y="11.367cm">
          <draw:text-box>
            <text:p>Widgets</text:p>
          </draw:text-box>
        </draw:frame>
        <draw:connector draw:style-name="gr3" draw:text-style-name="P2" draw:layer="layout" draw:type="curve" svg:x1="17.764cm" svg:y1="11.898cm" svg:x2="16.875cm" svg:y2="11.905cm" draw:start-shape="id10" draw:start-glue-point="3" draw:end-shape="id6" draw:end-glue-point="10" svg:d="m17764 11898c-666 0-222 7-889 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4-12T16:12:20</meta:creation-date>
    <dc:date>2012-04-12T16:21:28</dc:date>
    <meta:editing-duration>PT9M9S</meta:editing-duration>
    <meta:editing-cycles>2</meta:editing-cycles>
    <meta:generator>LibreOffice/3.4$Linux LibreOffice_project/340m1$Build-502</meta:generator>
    <meta:document-statistic meta:object-count="19"/>
  </office:meta>
</office:document-meta>
</file>